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917in"/>
    </style:style>
    <style:style style:name="co2" style:family="table-column">
      <style:table-column-properties fo:break-before="auto" style:column-width="0.723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table:shapes>
          <draw:frame draw:z-index="0" draw:style-name="gr1" draw:text-style-name="P1" svg:width="6.2988in" svg:height="3.5429in" svg:x="2.1441in" svg:y="0.0394in">
            <draw:object draw:notify-on-update-of-ranges="tests.A1:tests.A100 tests.B1:tests.B100 tests.A1:tests.A100 tests.C1:tests.C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29" calcext:value-type="float">
            <text:p>5329</text:p>
          </table:table-cell>
          <table:table-cell office:value-type="float" office:value="5049" calcext:value-type="float">
            <text:p>50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544" calcext:value-type="float">
            <text:p>19544</text:p>
          </table:table-cell>
          <table:table-cell office:value-type="float" office:value="20099" calcext:value-type="float">
            <text:p>200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5184" calcext:value-type="float">
            <text:p>45184</text:p>
          </table:table-cell>
          <table:table-cell office:value-type="float" office:value="45149" calcext:value-type="float">
            <text:p>451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756" calcext:value-type="float">
            <text:p>80756</text:p>
          </table:table-cell>
          <table:table-cell office:value-type="float" office:value="80199" calcext:value-type="float">
            <text:p>801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4241" calcext:value-type="float">
            <text:p>124241</text:p>
          </table:table-cell>
          <table:table-cell office:value-type="float" office:value="125249" calcext:value-type="float">
            <text:p>12524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77509" calcext:value-type="float">
            <text:p>177509</text:p>
          </table:table-cell>
          <table:table-cell office:value-type="float" office:value="180299" calcext:value-type="float">
            <text:p>18029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42820" calcext:value-type="float">
            <text:p>242820</text:p>
          </table:table-cell>
          <table:table-cell office:value-type="float" office:value="245349" calcext:value-type="float">
            <text:p>24534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1441" calcext:value-type="float">
            <text:p>321441</text:p>
          </table:table-cell>
          <table:table-cell office:value-type="float" office:value="320399" calcext:value-type="float">
            <text:p>32039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6773" calcext:value-type="float">
            <text:p>406773</text:p>
          </table:table-cell>
          <table:table-cell office:value-type="float" office:value="405449" calcext:value-type="float">
            <text:p>4054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7352" calcext:value-type="float">
            <text:p>497352</text:p>
          </table:table-cell>
          <table:table-cell office:value-type="float" office:value="500499" calcext:value-type="float">
            <text:p>50049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95468" calcext:value-type="float">
            <text:p>595468</text:p>
          </table:table-cell>
          <table:table-cell office:value-type="float" office:value="605549" calcext:value-type="float">
            <text:p>60554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18846" calcext:value-type="float">
            <text:p>718846</text:p>
          </table:table-cell>
          <table:table-cell office:value-type="float" office:value="720599" calcext:value-type="float">
            <text:p>72059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35547" calcext:value-type="float">
            <text:p>835547</text:p>
          </table:table-cell>
          <table:table-cell office:value-type="float" office:value="845649" calcext:value-type="float">
            <text:p>84564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75220" calcext:value-type="float">
            <text:p>975220</text:p>
          </table:table-cell>
          <table:table-cell office:value-type="float" office:value="980699" calcext:value-type="float">
            <text:p>98069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12444" calcext:value-type="float">
            <text:p>1112444</text:p>
          </table:table-cell>
          <table:table-cell office:value-type="float" office:value="1125749" calcext:value-type="float">
            <text:p>112574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80030" calcext:value-type="float">
            <text:p>1280030</text:p>
          </table:table-cell>
          <table:table-cell office:value-type="float" office:value="1280799" calcext:value-type="float">
            <text:p>128079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44312" calcext:value-type="float">
            <text:p>1444312</text:p>
          </table:table-cell>
          <table:table-cell office:value-type="float" office:value="1445849" calcext:value-type="float">
            <text:p>144584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05094" calcext:value-type="float">
            <text:p>1605094</text:p>
          </table:table-cell>
          <table:table-cell office:value-type="float" office:value="1620899" calcext:value-type="float">
            <text:p>162089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788107" calcext:value-type="float">
            <text:p>1788107</text:p>
          </table:table-cell>
          <table:table-cell office:value-type="float" office:value="1805949" calcext:value-type="float">
            <text:p>18059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7308" calcext:value-type="float">
            <text:p>1987308</text:p>
          </table:table-cell>
          <table:table-cell office:value-type="float" office:value="2000999" calcext:value-type="float">
            <text:p>200099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177805" calcext:value-type="float">
            <text:p>2177805</text:p>
          </table:table-cell>
          <table:table-cell office:value-type="float" office:value="2206049" calcext:value-type="float">
            <text:p>220604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378525" calcext:value-type="float">
            <text:p>2378525</text:p>
          </table:table-cell>
          <table:table-cell office:value-type="float" office:value="2421099" calcext:value-type="float">
            <text:p>242109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633253" calcext:value-type="float">
            <text:p>2633253</text:p>
          </table:table-cell>
          <table:table-cell office:value-type="float" office:value="2646149" calcext:value-type="float">
            <text:p>264614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856816" calcext:value-type="float">
            <text:p>2856816</text:p>
          </table:table-cell>
          <table:table-cell office:value-type="float" office:value="2881199" calcext:value-type="float">
            <text:p>288119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82676" calcext:value-type="float">
            <text:p>3082676</text:p>
          </table:table-cell>
          <table:table-cell office:value-type="float" office:value="3126249" calcext:value-type="float">
            <text:p>312624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339078" calcext:value-type="float">
            <text:p>3339078</text:p>
          </table:table-cell>
          <table:table-cell office:value-type="float" office:value="3381299" calcext:value-type="float">
            <text:p>338129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605740" calcext:value-type="float">
            <text:p>3605740</text:p>
          </table:table-cell>
          <table:table-cell office:value-type="float" office:value="3646349" calcext:value-type="float">
            <text:p>364634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854853" calcext:value-type="float">
            <text:p>3854853</text:p>
          </table:table-cell>
          <table:table-cell office:value-type="float" office:value="3921399" calcext:value-type="float">
            <text:p>392139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173223" calcext:value-type="float">
            <text:p>4173223</text:p>
          </table:table-cell>
          <table:table-cell office:value-type="float" office:value="4206449" calcext:value-type="float">
            <text:p>420644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467901" calcext:value-type="float">
            <text:p>4467901</text:p>
          </table:table-cell>
          <table:table-cell office:value-type="float" office:value="4501499" calcext:value-type="float">
            <text:p>45014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739007" calcext:value-type="float">
            <text:p>4739007</text:p>
          </table:table-cell>
          <table:table-cell office:value-type="float" office:value="4806549" calcext:value-type="float">
            <text:p>480654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042923" calcext:value-type="float">
            <text:p>5042923</text:p>
          </table:table-cell>
          <table:table-cell office:value-type="float" office:value="5121599" calcext:value-type="float">
            <text:p>5121599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360132" calcext:value-type="float">
            <text:p>5360132</text:p>
          </table:table-cell>
          <table:table-cell office:value-type="float" office:value="5446649" calcext:value-type="float">
            <text:p>5446649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686689" calcext:value-type="float">
            <text:p>5686689</text:p>
          </table:table-cell>
          <table:table-cell office:value-type="float" office:value="5781699" calcext:value-type="float">
            <text:p>5781699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090909" calcext:value-type="float">
            <text:p>6090909</text:p>
          </table:table-cell>
          <table:table-cell office:value-type="float" office:value="6126749" calcext:value-type="float">
            <text:p>612674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414959" calcext:value-type="float">
            <text:p>6414959</text:p>
          </table:table-cell>
          <table:table-cell office:value-type="float" office:value="6481799" calcext:value-type="float">
            <text:p>648179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750740" calcext:value-type="float">
            <text:p>6750740</text:p>
          </table:table-cell>
          <table:table-cell office:value-type="float" office:value="6846849" calcext:value-type="float">
            <text:p>684684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7092551" calcext:value-type="float">
            <text:p>7092551</text:p>
          </table:table-cell>
          <table:table-cell office:value-type="float" office:value="7221899" calcext:value-type="float">
            <text:p>7221899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7489475" calcext:value-type="float">
            <text:p>7489475</text:p>
          </table:table-cell>
          <table:table-cell office:value-type="float" office:value="7606949" calcext:value-type="float">
            <text:p>760694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950832" calcext:value-type="float">
            <text:p>7950832</text:p>
          </table:table-cell>
          <table:table-cell office:value-type="float" office:value="8001999" calcext:value-type="float">
            <text:p>8001999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310657" calcext:value-type="float">
            <text:p>8310657</text:p>
          </table:table-cell>
          <table:table-cell office:value-type="float" office:value="8407049" calcext:value-type="float">
            <text:p>8407049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8726634" calcext:value-type="float">
            <text:p>8726634</text:p>
          </table:table-cell>
          <table:table-cell office:value-type="float" office:value="8822099" calcext:value-type="float">
            <text:p>8822099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9165849" calcext:value-type="float">
            <text:p>9165849</text:p>
          </table:table-cell>
          <table:table-cell office:value-type="float" office:value="9247149" calcext:value-type="float">
            <text:p>9247149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9588282" calcext:value-type="float">
            <text:p>9588282</text:p>
          </table:table-cell>
          <table:table-cell office:value-type="float" office:value="9682199" calcext:value-type="float">
            <text:p>968219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9996740" calcext:value-type="float">
            <text:p>9996740</text:p>
          </table:table-cell>
          <table:table-cell office:value-type="float" office:value="10127249" calcext:value-type="float">
            <text:p>10127249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472351" calcext:value-type="float">
            <text:p>10472351</text:p>
          </table:table-cell>
          <table:table-cell office:value-type="float" office:value="10582299" calcext:value-type="float">
            <text:p>10582299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0954272" calcext:value-type="float">
            <text:p>10954272</text:p>
          </table:table-cell>
          <table:table-cell office:value-type="float" office:value="11047349" calcext:value-type="float">
            <text:p>1104734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1554353" calcext:value-type="float">
            <text:p>11554353</text:p>
          </table:table-cell>
          <table:table-cell office:value-type="float" office:value="11522399" calcext:value-type="float">
            <text:p>11522399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1926134" calcext:value-type="float">
            <text:p>11926134</text:p>
          </table:table-cell>
          <table:table-cell office:value-type="float" office:value="12007449" calcext:value-type="float">
            <text:p>1200744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445115" calcext:value-type="float">
            <text:p>12445115</text:p>
          </table:table-cell>
          <table:table-cell office:value-type="float" office:value="12502499" calcext:value-type="float">
            <text:p>12502499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2854804" calcext:value-type="float">
            <text:p>12854804</text:p>
          </table:table-cell>
          <table:table-cell office:value-type="float" office:value="13007549" calcext:value-type="float">
            <text:p>13007549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3418209" calcext:value-type="float">
            <text:p>13418209</text:p>
          </table:table-cell>
          <table:table-cell office:value-type="float" office:value="13522599" calcext:value-type="float">
            <text:p>13522599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3829321" calcext:value-type="float">
            <text:p>13829321</text:p>
          </table:table-cell>
          <table:table-cell office:value-type="float" office:value="14047649" calcext:value-type="float">
            <text:p>14047649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4383172" calcext:value-type="float">
            <text:p>14383172</text:p>
          </table:table-cell>
          <table:table-cell office:value-type="float" office:value="14582699" calcext:value-type="float">
            <text:p>14582699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4976115" calcext:value-type="float">
            <text:p>14976115</text:p>
          </table:table-cell>
          <table:table-cell office:value-type="float" office:value="15127749" calcext:value-type="float">
            <text:p>15127749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5472004" calcext:value-type="float">
            <text:p>15472004</text:p>
          </table:table-cell>
          <table:table-cell office:value-type="float" office:value="15682799" calcext:value-type="float">
            <text:p>15682799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6151677" calcext:value-type="float">
            <text:p>16151677</text:p>
          </table:table-cell>
          <table:table-cell office:value-type="float" office:value="16247849" calcext:value-type="float">
            <text:p>16247849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6623734" calcext:value-type="float">
            <text:p>16623734</text:p>
          </table:table-cell>
          <table:table-cell office:value-type="float" office:value="16822899" calcext:value-type="float">
            <text:p>16822899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7317502" calcext:value-type="float">
            <text:p>17317502</text:p>
          </table:table-cell>
          <table:table-cell office:value-type="float" office:value="17407949" calcext:value-type="float">
            <text:p>1740794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7839482" calcext:value-type="float">
            <text:p>17839482</text:p>
          </table:table-cell>
          <table:table-cell office:value-type="float" office:value="18002999" calcext:value-type="float">
            <text:p>18002999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8465276" calcext:value-type="float">
            <text:p>18465276</text:p>
          </table:table-cell>
          <table:table-cell office:value-type="float" office:value="18608049" calcext:value-type="float">
            <text:p>18608049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9148790" calcext:value-type="float">
            <text:p>19148790</text:p>
          </table:table-cell>
          <table:table-cell office:value-type="float" office:value="19223099" calcext:value-type="float">
            <text:p>19223099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9615455" calcext:value-type="float">
            <text:p>19615455</text:p>
          </table:table-cell>
          <table:table-cell office:value-type="float" office:value="19848149" calcext:value-type="float">
            <text:p>19848149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0263373" calcext:value-type="float">
            <text:p>20263373</text:p>
          </table:table-cell>
          <table:table-cell office:value-type="float" office:value="20483199" calcext:value-type="float">
            <text:p>20483199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0939573" calcext:value-type="float">
            <text:p>20939573</text:p>
          </table:table-cell>
          <table:table-cell office:value-type="float" office:value="21128249" calcext:value-type="float">
            <text:p>21128249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1553666" calcext:value-type="float">
            <text:p>21553666</text:p>
          </table:table-cell>
          <table:table-cell office:value-type="float" office:value="21783299" calcext:value-type="float">
            <text:p>21783299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2270238" calcext:value-type="float">
            <text:p>22270238</text:p>
          </table:table-cell>
          <table:table-cell office:value-type="float" office:value="22448349" calcext:value-type="float">
            <text:p>22448349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2894246" calcext:value-type="float">
            <text:p>22894246</text:p>
          </table:table-cell>
          <table:table-cell office:value-type="float" office:value="23123399" calcext:value-type="float">
            <text:p>23123399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3532266" calcext:value-type="float">
            <text:p>23532266</text:p>
          </table:table-cell>
          <table:table-cell office:value-type="float" office:value="23808449" calcext:value-type="float">
            <text:p>2380844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4226563" calcext:value-type="float">
            <text:p>24226563</text:p>
          </table:table-cell>
          <table:table-cell office:value-type="float" office:value="24503499" calcext:value-type="float">
            <text:p>24503499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25162298" calcext:value-type="float">
            <text:p>25162298</text:p>
          </table:table-cell>
          <table:table-cell office:value-type="float" office:value="25208549" calcext:value-type="float">
            <text:p>25208549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5842725" calcext:value-type="float">
            <text:p>25842725</text:p>
          </table:table-cell>
          <table:table-cell office:value-type="float" office:value="25923599" calcext:value-type="float">
            <text:p>25923599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26351533" calcext:value-type="float">
            <text:p>26351533</text:p>
          </table:table-cell>
          <table:table-cell office:value-type="float" office:value="26648649" calcext:value-type="float">
            <text:p>26648649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7083625" calcext:value-type="float">
            <text:p>27083625</text:p>
          </table:table-cell>
          <table:table-cell office:value-type="float" office:value="27383699" calcext:value-type="float">
            <text:p>27383699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7988179" calcext:value-type="float">
            <text:p>27988179</text:p>
          </table:table-cell>
          <table:table-cell office:value-type="float" office:value="28128749" calcext:value-type="float">
            <text:p>28128749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28666538" calcext:value-type="float">
            <text:p>28666538</text:p>
          </table:table-cell>
          <table:table-cell office:value-type="float" office:value="28883799" calcext:value-type="float">
            <text:p>28883799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29267386" calcext:value-type="float">
            <text:p>29267386</text:p>
          </table:table-cell>
          <table:table-cell office:value-type="float" office:value="29648849" calcext:value-type="float">
            <text:p>29648849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30090681" calcext:value-type="float">
            <text:p>30090681</text:p>
          </table:table-cell>
          <table:table-cell office:value-type="float" office:value="30423899" calcext:value-type="float">
            <text:p>30423899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30797965" calcext:value-type="float">
            <text:p>30797965</text:p>
          </table:table-cell>
          <table:table-cell office:value-type="float" office:value="31208949" calcext:value-type="float">
            <text:p>3120894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1620921" calcext:value-type="float">
            <text:p>31620921</text:p>
          </table:table-cell>
          <table:table-cell office:value-type="float" office:value="32003999" calcext:value-type="float">
            <text:p>32003999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32447055" calcext:value-type="float">
            <text:p>32447055</text:p>
          </table:table-cell>
          <table:table-cell office:value-type="float" office:value="32809049" calcext:value-type="float">
            <text:p>32809049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33393989" calcext:value-type="float">
            <text:p>33393989</text:p>
          </table:table-cell>
          <table:table-cell office:value-type="float" office:value="33624099" calcext:value-type="float">
            <text:p>33624099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34125118" calcext:value-type="float">
            <text:p>34125118</text:p>
          </table:table-cell>
          <table:table-cell office:value-type="float" office:value="34449149" calcext:value-type="float">
            <text:p>34449149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34914485" calcext:value-type="float">
            <text:p>34914485</text:p>
          </table:table-cell>
          <table:table-cell office:value-type="float" office:value="35284199" calcext:value-type="float">
            <text:p>35284199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5877421" calcext:value-type="float">
            <text:p>35877421</text:p>
          </table:table-cell>
          <table:table-cell office:value-type="float" office:value="36129249" calcext:value-type="float">
            <text:p>36129249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36847162" calcext:value-type="float">
            <text:p>36847162</text:p>
          </table:table-cell>
          <table:table-cell office:value-type="float" office:value="36984299" calcext:value-type="float">
            <text:p>36984299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37501131" calcext:value-type="float">
            <text:p>37501131</text:p>
          </table:table-cell>
          <table:table-cell office:value-type="float" office:value="37849349" calcext:value-type="float">
            <text:p>37849349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38032654" calcext:value-type="float">
            <text:p>38032654</text:p>
          </table:table-cell>
          <table:table-cell office:value-type="float" office:value="38724399" calcext:value-type="float">
            <text:p>38724399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39180787" calcext:value-type="float">
            <text:p>39180787</text:p>
          </table:table-cell>
          <table:table-cell office:value-type="float" office:value="39609449" calcext:value-type="float">
            <text:p>3960944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139548" calcext:value-type="float">
            <text:p>40139548</text:p>
          </table:table-cell>
          <table:table-cell office:value-type="float" office:value="40504499" calcext:value-type="float">
            <text:p>40504499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40907489" calcext:value-type="float">
            <text:p>40907489</text:p>
          </table:table-cell>
          <table:table-cell office:value-type="float" office:value="41409549" calcext:value-type="float">
            <text:p>41409549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41887076" calcext:value-type="float">
            <text:p>41887076</text:p>
          </table:table-cell>
          <table:table-cell office:value-type="float" office:value="42324599" calcext:value-type="float">
            <text:p>42324599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42724705" calcext:value-type="float">
            <text:p>42724705</text:p>
          </table:table-cell>
          <table:table-cell office:value-type="float" office:value="43249649" calcext:value-type="float">
            <text:p>43249649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43979008" calcext:value-type="float">
            <text:p>43979008</text:p>
          </table:table-cell>
          <table:table-cell office:value-type="float" office:value="44184699" calcext:value-type="float">
            <text:p>44184699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44837283" calcext:value-type="float">
            <text:p>44837283</text:p>
          </table:table-cell>
          <table:table-cell office:value-type="float" office:value="45129749" calcext:value-type="float">
            <text:p>45129749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45758318" calcext:value-type="float">
            <text:p>45758318</text:p>
          </table:table-cell>
          <table:table-cell office:value-type="float" office:value="46084799" calcext:value-type="float">
            <text:p>46084799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46709555" calcext:value-type="float">
            <text:p>46709555</text:p>
          </table:table-cell>
          <table:table-cell office:value-type="float" office:value="47049849" calcext:value-type="float">
            <text:p>47049849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47693869" calcext:value-type="float">
            <text:p>47693869</text:p>
          </table:table-cell>
          <table:table-cell office:value-type="float" office:value="48024899" calcext:value-type="float">
            <text:p>48024899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48460205" calcext:value-type="float">
            <text:p>48460205</text:p>
          </table:table-cell>
          <table:table-cell office:value-type="float" office:value="49009949" calcext:value-type="float">
            <text:p>4900994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9839567" calcext:value-type="float">
            <text:p>49839567</text:p>
          </table:table-cell>
          <table:table-cell office:value-type="float" office:value="50004999" calcext:value-type="float">
            <text:p>50004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3T09:49:51.027934617</dc:date>
    <meta:editing-duration>PT12M6S</meta:editing-duration>
    <meta:editing-cycles>1</meta:editing-cycles>
    <meta:document-statistic meta:table-count="1" meta:cell-count="300" meta:object-count="1"/>
    <meta:generator>LibreOffice/7.4.5.1$Linux_X86_64 LibreOffice_project/40$Build-1</meta:generator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93cm" svg:y="3.96cm" style:legend-expansion="high" chart:style-name="ch2"/>
        <chart:plot-area chart:style-name="ch3" table:cell-range-address="tests.A1:tests.C100" svg:x="0.32cm" svg:y="0.18cm" svg:width="13.053cm" svg:height="8.64cm">
          <chart:coordinate-region svg:x="2.123cm" svg:y="0.375cm" svg:width="10.763cm" svg:height="7.8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s.B1:tests.B100" chart:class="chart:scatter">
            <chart:domain table:cell-range-address="tests.A1:tests.A100"/>
            <chart:data-point chart:repeated="100"/>
          </chart:series>
          <chart:series chart:style-name="ch8" chart:values-cell-range-address="tests.C1:tests.C100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ests.A1:tests.A100</svg:desc>
                </draw:g>
              </table:table-cell>
              <table:table-cell office:value-type="float" office:value="5329">
                <text:p>5329</text:p>
                <draw:g>
                  <svg:desc>tests.B1:tests.B100</svg:desc>
                </draw:g>
              </table:table-cell>
              <table:table-cell office:value-type="float" office:value="5049">
                <text:p>5049</text:p>
                <draw:g>
                  <svg:desc>tests.C1:tests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9544">
                <text:p>19544</text:p>
              </table:table-cell>
              <table:table-cell office:value-type="float" office:value="20099">
                <text:p>200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45184">
                <text:p>45184</text:p>
              </table:table-cell>
              <table:table-cell office:value-type="float" office:value="45149">
                <text:p>45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80756">
                <text:p>80756</text:p>
              </table:table-cell>
              <table:table-cell office:value-type="float" office:value="80199">
                <text:p>80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24241">
                <text:p>124241</text:p>
              </table:table-cell>
              <table:table-cell office:value-type="float" office:value="125249">
                <text:p>125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77509">
                <text:p>177509</text:p>
              </table:table-cell>
              <table:table-cell office:value-type="float" office:value="180299">
                <text:p>180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42820">
                <text:p>242820</text:p>
              </table:table-cell>
              <table:table-cell office:value-type="float" office:value="245349">
                <text:p>245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21441">
                <text:p>321441</text:p>
              </table:table-cell>
              <table:table-cell office:value-type="float" office:value="320399">
                <text:p>320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406773">
                <text:p>406773</text:p>
              </table:table-cell>
              <table:table-cell office:value-type="float" office:value="405449">
                <text:p>4054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497352">
                <text:p>497352</text:p>
              </table:table-cell>
              <table:table-cell office:value-type="float" office:value="500499">
                <text:p>5004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595468">
                <text:p>595468</text:p>
              </table:table-cell>
              <table:table-cell office:value-type="float" office:value="605549">
                <text:p>6055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718846">
                <text:p>718846</text:p>
              </table:table-cell>
              <table:table-cell office:value-type="float" office:value="720599">
                <text:p>7205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835547">
                <text:p>835547</text:p>
              </table:table-cell>
              <table:table-cell office:value-type="float" office:value="845649">
                <text:p>845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975220">
                <text:p>975220</text:p>
              </table:table-cell>
              <table:table-cell office:value-type="float" office:value="980699">
                <text:p>9806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112444">
                <text:p>1112444</text:p>
              </table:table-cell>
              <table:table-cell office:value-type="float" office:value="1125749">
                <text:p>11257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280030">
                <text:p>1280030</text:p>
              </table:table-cell>
              <table:table-cell office:value-type="float" office:value="1280799">
                <text:p>12807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444312">
                <text:p>1444312</text:p>
              </table:table-cell>
              <table:table-cell office:value-type="float" office:value="1445849">
                <text:p>14458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605094">
                <text:p>1605094</text:p>
              </table:table-cell>
              <table:table-cell office:value-type="float" office:value="1620899">
                <text:p>16208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788107">
                <text:p>1788107</text:p>
              </table:table-cell>
              <table:table-cell office:value-type="float" office:value="1805949">
                <text:p>1805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987308">
                <text:p>1987308</text:p>
              </table:table-cell>
              <table:table-cell office:value-type="float" office:value="2000999">
                <text:p>2000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177805">
                <text:p>2177805</text:p>
              </table:table-cell>
              <table:table-cell office:value-type="float" office:value="2206049">
                <text:p>22060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378525">
                <text:p>2378525</text:p>
              </table:table-cell>
              <table:table-cell office:value-type="float" office:value="2421099">
                <text:p>24210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633253">
                <text:p>2633253</text:p>
              </table:table-cell>
              <table:table-cell office:value-type="float" office:value="2646149">
                <text:p>2646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856816">
                <text:p>2856816</text:p>
              </table:table-cell>
              <table:table-cell office:value-type="float" office:value="2881199">
                <text:p>28811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3082676">
                <text:p>3082676</text:p>
              </table:table-cell>
              <table:table-cell office:value-type="float" office:value="3126249">
                <text:p>31262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3339078">
                <text:p>3339078</text:p>
              </table:table-cell>
              <table:table-cell office:value-type="float" office:value="3381299">
                <text:p>33812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605740">
                <text:p>3605740</text:p>
              </table:table-cell>
              <table:table-cell office:value-type="float" office:value="3646349">
                <text:p>36463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3854853">
                <text:p>3854853</text:p>
              </table:table-cell>
              <table:table-cell office:value-type="float" office:value="3921399">
                <text:p>39213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4173223">
                <text:p>4173223</text:p>
              </table:table-cell>
              <table:table-cell office:value-type="float" office:value="4206449">
                <text:p>42064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4467901">
                <text:p>4467901</text:p>
              </table:table-cell>
              <table:table-cell office:value-type="float" office:value="4501499">
                <text:p>45014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4739007">
                <text:p>4739007</text:p>
              </table:table-cell>
              <table:table-cell office:value-type="float" office:value="4806549">
                <text:p>48065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5042923">
                <text:p>5042923</text:p>
              </table:table-cell>
              <table:table-cell office:value-type="float" office:value="5121599">
                <text:p>51215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5360132">
                <text:p>5360132</text:p>
              </table:table-cell>
              <table:table-cell office:value-type="float" office:value="5446649">
                <text:p>54466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5686689">
                <text:p>5686689</text:p>
              </table:table-cell>
              <table:table-cell office:value-type="float" office:value="5781699">
                <text:p>5781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6090909">
                <text:p>6090909</text:p>
              </table:table-cell>
              <table:table-cell office:value-type="float" office:value="6126749">
                <text:p>61267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6414959">
                <text:p>6414959</text:p>
              </table:table-cell>
              <table:table-cell office:value-type="float" office:value="6481799">
                <text:p>64817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6750740">
                <text:p>6750740</text:p>
              </table:table-cell>
              <table:table-cell office:value-type="float" office:value="6846849">
                <text:p>68468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7092551">
                <text:p>7092551</text:p>
              </table:table-cell>
              <table:table-cell office:value-type="float" office:value="7221899">
                <text:p>7221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7489475">
                <text:p>7489475</text:p>
              </table:table-cell>
              <table:table-cell office:value-type="float" office:value="7606949">
                <text:p>76069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7950832">
                <text:p>7950832</text:p>
              </table:table-cell>
              <table:table-cell office:value-type="float" office:value="8001999">
                <text:p>8001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8310657">
                <text:p>8310657</text:p>
              </table:table-cell>
              <table:table-cell office:value-type="float" office:value="8407049">
                <text:p>84070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8726634">
                <text:p>8726634</text:p>
              </table:table-cell>
              <table:table-cell office:value-type="float" office:value="8822099">
                <text:p>88220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9165849">
                <text:p>9165849</text:p>
              </table:table-cell>
              <table:table-cell office:value-type="float" office:value="9247149">
                <text:p>92471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9588282">
                <text:p>9588282</text:p>
              </table:table-cell>
              <table:table-cell office:value-type="float" office:value="9682199">
                <text:p>96821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9996740">
                <text:p>9996740</text:p>
              </table:table-cell>
              <table:table-cell office:value-type="float" office:value="10127249">
                <text:p>101272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0472351">
                <text:p>10472351</text:p>
              </table:table-cell>
              <table:table-cell office:value-type="float" office:value="10582299">
                <text:p>105822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0954272">
                <text:p>10954272</text:p>
              </table:table-cell>
              <table:table-cell office:value-type="float" office:value="11047349">
                <text:p>110473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1554353">
                <text:p>11554353</text:p>
              </table:table-cell>
              <table:table-cell office:value-type="float" office:value="11522399">
                <text:p>115223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1926134">
                <text:p>11926134</text:p>
              </table:table-cell>
              <table:table-cell office:value-type="float" office:value="12007449">
                <text:p>120074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2445115">
                <text:p>12445115</text:p>
              </table:table-cell>
              <table:table-cell office:value-type="float" office:value="12502499">
                <text:p>125024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2854804">
                <text:p>12854804</text:p>
              </table:table-cell>
              <table:table-cell office:value-type="float" office:value="13007549">
                <text:p>130075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3418209">
                <text:p>13418209</text:p>
              </table:table-cell>
              <table:table-cell office:value-type="float" office:value="13522599">
                <text:p>135225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3829321">
                <text:p>13829321</text:p>
              </table:table-cell>
              <table:table-cell office:value-type="float" office:value="14047649">
                <text:p>140476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4383172">
                <text:p>14383172</text:p>
              </table:table-cell>
              <table:table-cell office:value-type="float" office:value="14582699">
                <text:p>145826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4976115">
                <text:p>14976115</text:p>
              </table:table-cell>
              <table:table-cell office:value-type="float" office:value="15127749">
                <text:p>15127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5472004">
                <text:p>15472004</text:p>
              </table:table-cell>
              <table:table-cell office:value-type="float" office:value="15682799">
                <text:p>156827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6151677">
                <text:p>16151677</text:p>
              </table:table-cell>
              <table:table-cell office:value-type="float" office:value="16247849">
                <text:p>162478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16623734">
                <text:p>16623734</text:p>
              </table:table-cell>
              <table:table-cell office:value-type="float" office:value="16822899">
                <text:p>168228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17317502">
                <text:p>17317502</text:p>
              </table:table-cell>
              <table:table-cell office:value-type="float" office:value="17407949">
                <text:p>174079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17839482">
                <text:p>17839482</text:p>
              </table:table-cell>
              <table:table-cell office:value-type="float" office:value="18002999">
                <text:p>18002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18465276">
                <text:p>18465276</text:p>
              </table:table-cell>
              <table:table-cell office:value-type="float" office:value="18608049">
                <text:p>186080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19148790">
                <text:p>19148790</text:p>
              </table:table-cell>
              <table:table-cell office:value-type="float" office:value="19223099">
                <text:p>192230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19615455">
                <text:p>19615455</text:p>
              </table:table-cell>
              <table:table-cell office:value-type="float" office:value="19848149">
                <text:p>198481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0263373">
                <text:p>20263373</text:p>
              </table:table-cell>
              <table:table-cell office:value-type="float" office:value="20483199">
                <text:p>204831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0939573">
                <text:p>20939573</text:p>
              </table:table-cell>
              <table:table-cell office:value-type="float" office:value="21128249">
                <text:p>211282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1553666">
                <text:p>21553666</text:p>
              </table:table-cell>
              <table:table-cell office:value-type="float" office:value="21783299">
                <text:p>217832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2270238">
                <text:p>22270238</text:p>
              </table:table-cell>
              <table:table-cell office:value-type="float" office:value="22448349">
                <text:p>224483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2894246">
                <text:p>22894246</text:p>
              </table:table-cell>
              <table:table-cell office:value-type="float" office:value="23123399">
                <text:p>231233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3532266">
                <text:p>23532266</text:p>
              </table:table-cell>
              <table:table-cell office:value-type="float" office:value="23808449">
                <text:p>238084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4226563">
                <text:p>24226563</text:p>
              </table:table-cell>
              <table:table-cell office:value-type="float" office:value="24503499">
                <text:p>245034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25162298">
                <text:p>25162298</text:p>
              </table:table-cell>
              <table:table-cell office:value-type="float" office:value="25208549">
                <text:p>252085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25842725">
                <text:p>25842725</text:p>
              </table:table-cell>
              <table:table-cell office:value-type="float" office:value="25923599">
                <text:p>259235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26351533">
                <text:p>26351533</text:p>
              </table:table-cell>
              <table:table-cell office:value-type="float" office:value="26648649">
                <text:p>266486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27083625">
                <text:p>27083625</text:p>
              </table:table-cell>
              <table:table-cell office:value-type="float" office:value="27383699">
                <text:p>273836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27988179">
                <text:p>27988179</text:p>
              </table:table-cell>
              <table:table-cell office:value-type="float" office:value="28128749">
                <text:p>281287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28666538">
                <text:p>28666538</text:p>
              </table:table-cell>
              <table:table-cell office:value-type="float" office:value="28883799">
                <text:p>288837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29267386">
                <text:p>29267386</text:p>
              </table:table-cell>
              <table:table-cell office:value-type="float" office:value="29648849">
                <text:p>296488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30090681">
                <text:p>30090681</text:p>
              </table:table-cell>
              <table:table-cell office:value-type="float" office:value="30423899">
                <text:p>304238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30797965">
                <text:p>30797965</text:p>
              </table:table-cell>
              <table:table-cell office:value-type="float" office:value="31208949">
                <text:p>312089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31620921">
                <text:p>31620921</text:p>
              </table:table-cell>
              <table:table-cell office:value-type="float" office:value="32003999">
                <text:p>32003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32447055">
                <text:p>32447055</text:p>
              </table:table-cell>
              <table:table-cell office:value-type="float" office:value="32809049">
                <text:p>328090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33393989">
                <text:p>33393989</text:p>
              </table:table-cell>
              <table:table-cell office:value-type="float" office:value="33624099">
                <text:p>336240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34125118">
                <text:p>34125118</text:p>
              </table:table-cell>
              <table:table-cell office:value-type="float" office:value="34449149">
                <text:p>344491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34914485">
                <text:p>34914485</text:p>
              </table:table-cell>
              <table:table-cell office:value-type="float" office:value="35284199">
                <text:p>352841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35877421">
                <text:p>35877421</text:p>
              </table:table-cell>
              <table:table-cell office:value-type="float" office:value="36129249">
                <text:p>361292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36847162">
                <text:p>36847162</text:p>
              </table:table-cell>
              <table:table-cell office:value-type="float" office:value="36984299">
                <text:p>369842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37501131">
                <text:p>37501131</text:p>
              </table:table-cell>
              <table:table-cell office:value-type="float" office:value="37849349">
                <text:p>378493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38032654">
                <text:p>38032654</text:p>
              </table:table-cell>
              <table:table-cell office:value-type="float" office:value="38724399">
                <text:p>387243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39180787">
                <text:p>39180787</text:p>
              </table:table-cell>
              <table:table-cell office:value-type="float" office:value="39609449">
                <text:p>396094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40139548">
                <text:p>40139548</text:p>
              </table:table-cell>
              <table:table-cell office:value-type="float" office:value="40504499">
                <text:p>405044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40907489">
                <text:p>40907489</text:p>
              </table:table-cell>
              <table:table-cell office:value-type="float" office:value="41409549">
                <text:p>414095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41887076">
                <text:p>41887076</text:p>
              </table:table-cell>
              <table:table-cell office:value-type="float" office:value="42324599">
                <text:p>423245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42724705">
                <text:p>42724705</text:p>
              </table:table-cell>
              <table:table-cell office:value-type="float" office:value="43249649">
                <text:p>432496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43979008">
                <text:p>43979008</text:p>
              </table:table-cell>
              <table:table-cell office:value-type="float" office:value="44184699">
                <text:p>441846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44837283">
                <text:p>44837283</text:p>
              </table:table-cell>
              <table:table-cell office:value-type="float" office:value="45129749">
                <text:p>451297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45758318">
                <text:p>45758318</text:p>
              </table:table-cell>
              <table:table-cell office:value-type="float" office:value="46084799">
                <text:p>460847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46709555">
                <text:p>46709555</text:p>
              </table:table-cell>
              <table:table-cell office:value-type="float" office:value="47049849">
                <text:p>470498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47693869">
                <text:p>47693869</text:p>
              </table:table-cell>
              <table:table-cell office:value-type="float" office:value="48024899">
                <text:p>480248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48460205">
                <text:p>48460205</text:p>
              </table:table-cell>
              <table:table-cell office:value-type="float" office:value="49009949">
                <text:p>490099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49839567">
                <text:p>49839567</text:p>
              </table:table-cell>
              <table:table-cell office:value-type="float" office:value="50004999">
                <text:p>50004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